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9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epcg_no&gt;</text:placeholder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16T17:20:58</dc:date>
    <meta:editing-duration>PT17H1M26S</meta:editing-duration>
    <meta:editing-cycles>354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6" meta:word-count="149" meta:character-count="1939" meta:non-whitespace-character-count="1591"/>
  </office:meta>
</office:document-meta>
</file>